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umber led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circle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 diameter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 from ed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per circle</text:p>
          </table:table-cell>
          <table:table-cell table:formula="of:=[.B2]/[.B1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 lead offset from l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ed num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ROUND(COS([.B11] * PI() / 180) * ([.$B$3]-[.$B$4]); 2)" office:value-type="float" office:value="0" calcext:value-type="float">
            <text:p>0</text:p>
          </table:table-cell>
          <table:table-cell table:formula="of:=ROUND(SIN([.B11]*PI()/180)*([.$B$3]-[.$B$4]); 2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1]+[.$B$5]" office:value-type="float" office:value="126" calcext:value-type="float">
            <text:p>126</text:p>
          </table:table-cell>
          <table:table-cell table:formula="of:=ROUND(COS([.B12] * PI() / 180) * ([.$B$3]-[.$B$4]); 2)" office:value-type="float" office:value="-26.45" calcext:value-type="float">
            <text:p>-26.45</text:p>
          </table:table-cell>
          <table:table-cell table:formula="of:=ROUND(SIN([.B12]*PI()/180)*([.$B$3]-[.$B$4]); 2)" office:value-type="float" office:value="36.41" calcext:value-type="float">
            <text:p>36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2]+[.$B$5]" office:value-type="float" office:value="162" calcext:value-type="float">
            <text:p>162</text:p>
          </table:table-cell>
          <table:table-cell table:formula="of:=ROUND(COS([.B13] * PI() / 180) * ([.$B$3]-[.$B$4]); 2)" office:value-type="float" office:value="-42.8" calcext:value-type="float">
            <text:p>-42.8</text:p>
          </table:table-cell>
          <table:table-cell table:formula="of:=ROUND(SIN([.B13]*PI()/180)*([.$B$3]-[.$B$4]); 2)" office:value-type="float" office:value="13.91" calcext:value-type="float">
            <text:p>13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3]+[.$B$5]" office:value-type="float" office:value="198" calcext:value-type="float">
            <text:p>198</text:p>
          </table:table-cell>
          <table:table-cell table:formula="of:=ROUND(COS([.B14] * PI() / 180) * ([.$B$3]-[.$B$4]); 2)" office:value-type="float" office:value="-42.8" calcext:value-type="float">
            <text:p>-42.8</text:p>
          </table:table-cell>
          <table:table-cell table:formula="of:=ROUND(SIN([.B14]*PI()/180)*([.$B$3]-[.$B$4]); 2)" office:value-type="float" office:value="-13.91" calcext:value-type="float">
            <text:p>-13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4]+[.$B$5]" office:value-type="float" office:value="234" calcext:value-type="float">
            <text:p>234</text:p>
          </table:table-cell>
          <table:table-cell table:formula="of:=ROUND(COS([.B15] * PI() / 180) * ([.$B$3]-[.$B$4]); 2)" office:value-type="float" office:value="-26.45" calcext:value-type="float">
            <text:p>-26.45</text:p>
          </table:table-cell>
          <table:table-cell table:formula="of:=ROUND(SIN([.B15]*PI()/180)*([.$B$3]-[.$B$4]); 2)" office:value-type="float" office:value="-36.41" calcext:value-type="float">
            <text:p>-36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5]+[.$B$5]" office:value-type="float" office:value="270" calcext:value-type="float">
            <text:p>270</text:p>
          </table:table-cell>
          <table:table-cell table:formula="of:=ROUND(COS([.B16] * PI() / 180) * ([.$B$3]-[.$B$4]); 2)" office:value-type="float" office:value="-0" calcext:value-type="float">
            <text:p>0</text:p>
          </table:table-cell>
          <table:table-cell table:formula="of:=ROUND(SIN([.B16]*PI()/180)*([.$B$3]-[.$B$4]); 2)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6]+[.$B$5]" office:value-type="float" office:value="306" calcext:value-type="float">
            <text:p>306</text:p>
          </table:table-cell>
          <table:table-cell table:formula="of:=ROUND(COS([.B17] * PI() / 180) * ([.$B$3]-[.$B$4]); 2)" office:value-type="float" office:value="26.45" calcext:value-type="float">
            <text:p>26.45</text:p>
          </table:table-cell>
          <table:table-cell table:formula="of:=ROUND(SIN([.B17]*PI()/180)*([.$B$3]-[.$B$4]); 2)" office:value-type="float" office:value="-36.41" calcext:value-type="float">
            <text:p>-36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7]+[.$B$5]" office:value-type="float" office:value="342" calcext:value-type="float">
            <text:p>342</text:p>
          </table:table-cell>
          <table:table-cell table:formula="of:=ROUND(COS([.B18] * PI() / 180) * ([.$B$3]-[.$B$4]); 2)" office:value-type="float" office:value="42.8" calcext:value-type="float">
            <text:p>42.8</text:p>
          </table:table-cell>
          <table:table-cell table:formula="of:=ROUND(SIN([.B18]*PI()/180)*([.$B$3]-[.$B$4]); 2)" office:value-type="float" office:value="-13.91" calcext:value-type="float">
            <text:p>-13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]+[.$B$5]" office:value-type="float" office:value="378" calcext:value-type="float">
            <text:p>378</text:p>
          </table:table-cell>
          <table:table-cell table:formula="of:=ROUND(COS([.B19] * PI() / 180) * ([.$B$3]-[.$B$4]); 2)" office:value-type="float" office:value="42.8" calcext:value-type="float">
            <text:p>42.8</text:p>
          </table:table-cell>
          <table:table-cell table:formula="of:=ROUND(SIN([.B19]*PI()/180)*([.$B$3]-[.$B$4]); 2)" office:value-type="float" office:value="13.91" calcext:value-type="float">
            <text:p>13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]+[.$B$5]" office:value-type="float" office:value="414" calcext:value-type="float">
            <text:p>414</text:p>
          </table:table-cell>
          <table:table-cell table:formula="of:=ROUND(COS([.B20] * PI() / 180) * ([.$B$3]-[.$B$4]); 2)" office:value-type="float" office:value="26.45" calcext:value-type="float">
            <text:p>26.45</text:p>
          </table:table-cell>
          <table:table-cell table:formula="of:=ROUND(SIN([.B20]*PI()/180)*([.$B$3]-[.$B$4]); 2)" office:value-type="float" office:value="36.41" calcext:value-type="float">
            <text:p>36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22:44:09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30T19:52:58.096000000</meta:creation-date>
    <dc:date>2022-07-07T20:15:48.351000000</dc:date>
    <meta:editing-duration>P5DT19H44M41S</meta:editing-duration>
    <meta:editing-cycles>5</meta:editing-cycles>
    <meta:generator>LibreOffice/6.4.7.2$Windows_X86_64 LibreOffice_project/639b8ac485750d5696d7590a72ef1b496725cfb5</meta:generator>
    <meta:document-statistic meta:table-count="1" meta:cell-count="56" meta:object-count="0"/>
  </office:meta>
</office:document-meta>
</file>